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C3363CE258A6E0B7.png" manifest:media-type="image/png"/>
  <manifest:file-entry manifest:full-path="Pictures/100002010000064000000384A7EA4B25173009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e2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2010000064000000384A7EA4B2517300990.png" xlink:type="simple" xlink:show="embed" xlink:actuate="onLoad" loext:mime-type="image/png"/></draw:frame></text:p>
      <text:p text:style-name="Standard"/>
      <text:p text:style-name="Standard"/>
      <text:p text:style-name="P1"/>
      <text:p text:style-name="P1"><draw:frame draw:style-name="fr1" draw:name="Image2" text:anchor-type="paragraph" svg:width="17cm" svg:height="9.562cm" draw:z-index="1"><draw:image xlink:href="Pictures/100002010000064000000384C3363CE258A6E0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4:00:37.648946361</meta:creation-date>
    <dc:date>2022-04-06T14:02:32.634567482</dc:date>
    <meta:editing-duration>PT1M5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